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Enfournez 45 à 50 minutes.&#10;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dessert/kids">
            <text:p>dessert/kids</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Soupe thaï crevettes ou poulet">
            <text:p>Soupe thaï crevettes ou poulet</text:p>
          </table:table-cell>
          <table:table-cell office:value-type="string" office:value="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 coupés en lamelles,1,()/3 cuillères à soupe de nuoc mam,1,()/4 cuillères à soupe de jus de citron vert,1,()/coriandre fraîche hachée,1,()">
            <text:p>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 coupés en lamelles,1,()/3 cuillères à soupe de nuoc mam,1,()/4 cuillères à soupe de jus de citron vert,1,()/coriandre fraîche hachée,1,()</text:p>
          </table:table-cell>
          <table:table-cell office:value-type="string" office:value="Eplucher, couper, émincer tout les ingrédients avant de se lancer.&#10;Porter le bouillon à ébullition. Baisser le feu, ajouter la citronnelle, le gingembre, le piment, puis laisser mijoter 3 min.&#10;Ajouter le brocoli, la carotte, le poulet dans la version au poulet (surtout pas les crevettes!!) et le lait de coco. Laisser frémir doucement 10 15 min, les légumes doivent rester croquants, mais pas trop (à vous de juger et de faire selon vos goûts).&#10;Ajouter les crevettes dans la version crevettes, ainsi que le nam pla et jus de citron, puis laisser frémir 3 à 4 min, jusqu'à ce que les crevettes soient roses.&#10;Retirer du feu, parsemer de coriandre. Servir avec un bol de riz parfumé.&#10;&lt;a href='https://www.marmiton.org/recettes/recette_soupe-thai-crevettes-ou-poulet_67202.aspx'&gt;https://www.marmiton.org/recettes/recette_soupe-thai-crevettes-ou-poulet_67202.aspx&lt;/a&gt;">
            <text:p>Eplucher, couper, émincer tout les ingrédients avant de se lancer.
Porter le bouillon à ébullition. Baisser le feu, ajouter la citronnelle, le gingembre, le piment, puis laisser mijoter 3 min.
Ajouter le brocoli, la carotte, le poulet dans la version au poulet (surtout pas les crevettes!!) et le lait de coco. Laisser frémir doucement 10 15 min, les légumes doivent rester croquants, mais pas trop (à vous de juger et de faire selon vos goûts).
Ajouter les crevettes dans la version crevettes, ainsi que le nam pla et jus de citron, puis laisser frémir 3 à 4 min, jusqu'à ce que les crevettes soient roses.
Retirer du feu, parsemer de coriandre. Servir avec un bol de riz parfumé.
&lt;a href='https://www.marmiton.org/recettes/recette_soupe-thai-crevettes-ou-poulet_67202.aspx'&gt;https://www.marmiton.org/recettes/recette_soupe-thai-crevettes-ou-poulet_67202.aspx&lt;/a&gt;</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